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co15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528cm"/>
    </style:style>
    <style:style style:name="co8" style:family="table-column">
      <style:table-column-properties fo:break-before="auto" style:column-width="10.627cm"/>
    </style:style>
    <style:style style:name="co9" style:family="table-column">
      <style:table-column-properties fo:break-before="auto" style:column-width="6.86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7.057cm"/>
    </style:style>
    <style:style style:name="co12" style:family="table-column">
      <style:table-column-properties fo:break-before="auto" style:column-width="3.544cm"/>
    </style:style>
    <style:style style:name="co13" style:family="table-column">
      <style:table-column-properties fo:break-before="auto" style:column-width="2.11cm"/>
    </style:style>
    <style:style style:name="co14" style:family="table-column">
      <style:table-column-properties fo:break-before="auto" style:column-width="1.914cm"/>
    </style:style>
    <style:style style:name="co21" style:family="table-column">
      <style:table-column-properties fo:break-before="auto" style:column-width="3.628cm"/>
    </style:style>
    <style:style style:name="co22" style:family="table-column">
      <style:table-column-properties fo:break-before="auto" style:column-width="4.5cm"/>
    </style:style>
    <style:style style:name="co23" style:family="table-column">
      <style:table-column-properties fo:break-before="auto" style:column-width="4.584cm"/>
    </style:style>
    <style:style style:name="co24" style:family="table-column">
      <style:table-column-properties fo:break-before="auto" style:column-width="2.842cm"/>
    </style:style>
    <style:style style:name="co25" style:family="table-column">
      <style:table-column-properties fo:break-before="auto" style:column-width="1.66cm"/>
    </style:style>
    <style:style style:name="co26" style:family="table-column">
      <style:table-column-properties fo:break-before="auto" style:column-width="9.952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31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33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4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5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6" style:family="table-cell" style:parent-style-name="Default">
      <style:table-cell-properties fo:padding="0.101cm"/>
      <style:text-properties style:font-name="Arial" fo:font-style="normal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2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30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3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38" style:family="table-cell" style:parent-style-name="Default" style:data-style-name="N100">
      <style:table-cell-properties fo:padding="0.101cm"/>
      <style:text-properties style:font-name="Arial" fo:font-size="10pt"/>
    </style:style>
    <style:style style:name="ce3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40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7"/>
        <table:table-column table:style-name="co11" table:default-cell-style-name="ce38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39" office:value-type="string">
            <text:p>INSCRIÇÃO ESTADUAL</text:p>
          </table:table-cell>
          <table:table-cell table:style-name="ce39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29" office:value-type="string">
            <text:p>51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28" office:value-type="string">
            <text:p>Av. São Sebastião</text:p>
          </table:table-cell>
          <table:table-cell table:style-name="ce29" office:value-type="string">
            <text:p>192</text:p>
          </table:table-cell>
          <table:table-cell table:style-name="ce30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29" office:value-type="string">
            <text:p>s/n.°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29" office:value-type="string">
            <text:p>156</text:p>
          </table:table-cell>
          <table:table-cell table:style-name="ce30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29" office:value-type="string">
            <text:p>s/n.°</text:p>
          </table:table-cell>
          <table:table-cell table:style-name="ce30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40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29" office:value-type="string">
            <text:p>651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29" office:value-type="string">
            <text:p>355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29" office:value-type="string">
            <text:p>185</text:p>
          </table:table-cell>
          <table:table-cell table:style-name="ce30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29" office:value-type="string">
            <text:p>300</text:p>
          </table:table-cell>
          <table:table-cell table:style-name="ce30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30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29" office:value-type="string">
            <text:p>156-A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30" office:value-type="string">
            <text:p>s/n.°</text:p>
          </table:table-cell>
          <table:table-cell table:style-name="ce30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30" office:value-type="string">
            <text:p>509</text:p>
          </table:table-cell>
          <table:table-cell table:style-name="ce30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30" office:value-type="string">
            <text:p>s/n.°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30" office:value-type="string">
            <text:p>s/n.°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30" office:value-type="string">
            <text:p>s/n.°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T-IBAHARA</text:p>
          </table:table-cell>
          <table:table-cell table:style-name="ce4" office:value-type="string">
            <text:p>AT Ibahara Informática - ME</text:p>
          </table:table-cell>
          <table:table-cell table:style-name="ce5" office:value-type="string">
            <text:p>Estrada Municipal Sérgio Mota</text:p>
          </table:table-cell>
          <table:table-cell table:style-name="ce30" office:value-type="string">
            <text:p>582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412.216/0001-8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T-Ibahara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30" office:value-type="string">
            <text:p>s/n.°</text:p>
          </table:table-cell>
          <table:table-cell table:style-name="ce30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30" office:value-type="string">
            <text:p>8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30" office:value-type="string">
            <text:p>114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30" office:value-type="string">
            <text:p>s/n.°</text:p>
          </table:table-cell>
          <table:table-cell table:style-name="ce30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30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30" office:value-type="string">
            <text:p>115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ISRAEL</text:p>
          </table:table-cell>
          <table:table-cell table:style-name="ce4" office:value-type="string">
            <text:p>Israel Garcia Ibiúna – ME</text:p>
          </table:table-cell>
          <table:table-cell table:style-name="ce4" office:value-type="string">
            <text:p>Rua Esportiva</text:p>
          </table:table-cell>
          <table:table-cell table:style-name="ce30" office:value-type="string">
            <text:p>18</text:p>
          </table:table-cell>
          <table:table-cell table:style-name="ce30" office:value-type="string">
            <text:p>CA 28</text:p>
          </table:table-cell>
          <table:table-cell table:style-name="ce4" office:value-type="string">
            <text:p>Recreio I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9.146.066/0001-90</text:p>
          </table:table-cell>
          <table:table-cell table:style-name="ce13" office:value-type="string">
            <text:p>345.114.42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srael.ods</text:p>
          </table:table-cell>
          <table:table-cell table:number-columns-repeated="240"/>
        </table:table-row>
        <table:table-row table:style-name="ro1">
          <table:table-cell office:value-type="string">
            <text:p>CAMILA</text:p>
          </table:table-cell>
          <table:table-cell table:style-name="ce4" office:value-type="string">
            <text:p>Camila Emiko Tasaki - ME</text:p>
          </table:table-cell>
          <table:table-cell table:style-name="ce4" office:value-type="string">
            <text:p>Rua Zico Soares</text:p>
          </table:table-cell>
          <table:table-cell table:style-name="ce30" office:value-type="string">
            <text:p>140-1</text:p>
          </table:table-cell>
          <table:table-cell table:style-name="ce30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611.482/0001-65</text:p>
          </table:table-cell>
          <table:table-cell table:style-name="ce13" office:value-type="string">
            <text:p>345.086.71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amil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30" office:value-type="string">
            <text:p>30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30" office:value-type="string">
            <text:p>301-C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30" office:value-type="string">
            <text:p>100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30" office:value-type="string">
            <text:p>75</text:p>
          </table:table-cell>
          <table:table-cell table:style-name="ce30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LINICA-HISSAO</text:p>
          </table:table-cell>
          <table:table-cell table:style-name="ce4" office:value-type="string">
            <text:p>Clínica Odontológica Dr. Hissao Takahashi SS</text:p>
          </table:table-cell>
          <table:table-cell table:style-name="ce12" office:value-type="string">
            <text:p>Rua Alcinda V. Ferrari</text:p>
          </table:table-cell>
          <table:table-cell table:style-name="ce30" office:value-type="string">
            <text:p>112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2.375.961/0001-6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Clinica Odontologica Hissao Takahashi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30" office:value-type="string">
            <text:p>194</text:p>
          </table:table-cell>
          <table:table-cell table:style-name="ce30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30" office:value-type="string">
            <text:p>28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30" office:value-type="string">
            <text:p>70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30" office:value-type="string">
            <text:p>18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30" office:value-type="string">
            <text:p>223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30" office:value-type="string">
            <text:p>156</text:p>
          </table:table-cell>
          <table:table-cell table:style-name="ce30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30" office:value-type="string">
            <text:p>771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EBORA</text:p>
          </table:table-cell>
          <table:table-cell table:style-name="ce4" office:value-type="string">
            <text:p>Débora Rodrigues Sanches Gusmão - ME</text:p>
          </table:table-cell>
          <table:table-cell table:style-name="ce4" office:value-type="string">
            <text:p>Rua Mato Grosso</text:p>
          </table:table-cell>
          <table:table-cell table:style-name="ce30" office:value-type="string">
            <text:p>s/n.°</text:p>
          </table:table-cell>
          <table:table-cell table:style-name="ce30" office:value-type="string">
            <text:p>Lote 23, Quadra 14</text:p>
          </table:table-cell>
          <table:table-cell table:style-name="ce4" office:value-type="string">
            <text:p>Lot. Sítio Lagos de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3.045.542/0001-2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ebora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24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30" office:value-type="string">
            <text:p>560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30" office:value-type="string">
            <text:p>s/n.°</text:p>
          </table:table-cell>
          <table:table-cell table:style-name="ce30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30" office:value-type="string">
            <text:p>787</text:p>
          </table:table-cell>
          <table:table-cell table:style-name="ce30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30" office:value-type="string">
            <text:p>s/n.°</text:p>
          </table:table-cell>
          <table:table-cell table:style-name="ce30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30" office:value-type="string">
            <text:p>s/n.°</text:p>
          </table:table-cell>
          <table:table-cell table:style-name="ce30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30" office:value-type="string">
            <text:p>673</text:p>
          </table:table-cell>
          <table:table-cell table:style-name="ce30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30" office:value-type="string">
            <text:p>301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30" office:value-type="string">
            <text:p>200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30" office:value-type="string">
            <text:p>149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RACI</text:p>
          </table:table-cell>
          <table:table-cell table:style-name="ce4" office:value-type="string">
            <text:p>Iraci Canova Ibiúna - ME</text:p>
          </table:table-cell>
          <table:table-cell table:style-name="ce4" office:value-type="string">
            <text:p>Rua Pipa</text:p>
          </table:table-cell>
          <table:table-cell table:style-name="ce30" office:value-type="string">
            <text:p>17</text:p>
          </table:table-cell>
          <table:table-cell table:style-name="ce30" office:value-type="string">
            <text:p>10</text:p>
          </table:table-cell>
          <table:table-cell table:style-name="ce4" office:value-type="string">
            <text:p>Recrei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68.693/0001-19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Iraci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30" office:value-type="string">
            <text:p>787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ISAIAS</text:p>
          </table:table-cell>
          <table:table-cell table:style-name="ce4" office:value-type="string">
            <text:p>Isaias Antonio Afonso Ibiuna - ME</text:p>
          </table:table-cell>
          <table:table-cell table:style-name="ce4" office:value-type="string">
            <text:p>Rua. Cel. Salvador Rolim de Freitas</text:p>
          </table:table-cell>
          <table:table-cell table:style-name="ce30" office:value-type="string">
            <text:p>196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605.844/0001-6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saias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30" office:value-type="string">
            <text:p>1012</text:p>
          </table:table-cell>
          <table:table-cell table:style-name="ce30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30" office:value-type="string">
            <text:p>517</text:p>
          </table:table-cell>
          <table:table-cell table:style-name="ce30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ANCHONETE-TANIMARU</text:p>
          </table:table-cell>
          <table:table-cell table:style-name="ce4" office:value-type="string">
            <text:p>Lanchonete Tanimaru Ltda. - ME</text:p>
          </table:table-cell>
          <table:table-cell table:style-name="ce4" office:value-type="string">
            <text:p>Rua Raimundo Santiago</text:p>
          </table:table-cell>
          <table:table-cell table:style-name="ce30" office:value-type="string">
            <text:p>41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50.880/0001-96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anchonete Tanimaru.ods</text:p>
          </table:table-cell>
          <table:table-cell table:number-columns-repeated="240"/>
        </table:table-row>
        <table:table-row table:style-name="ro1">
          <table:table-cell office:value-type="string">
            <text:p>LDG</text:p>
          </table:table-cell>
          <table:table-cell table:style-name="ce4" office:value-type="string">
            <text:p>LDG Brasil Ltda. - ME</text:p>
          </table:table-cell>
          <table:table-cell table:style-name="ce4" office:value-type="string">
            <text:p>Rua Professor Osório Ayres</text:p>
          </table:table-cell>
          <table:table-cell table:style-name="ce30" office:value-type="string">
            <text:p>49</text:p>
          </table:table-cell>
          <table:table-cell table:style-name="ce30" office:value-type="string">
            <text:p>Frent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412.626/0001-3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DG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30" office:value-type="string">
            <text:p>189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30" office:value-type="string">
            <text:p>429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25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30" office:value-type="string">
            <text:p>301-B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30" office:value-type="string">
            <text:p>s/n.°</text:p>
          </table:table-cell>
          <table:table-cell table:style-name="ce30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30" office:value-type="string">
            <text:p>31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30" office:value-type="string">
            <text:p>670</text:p>
          </table:table-cell>
          <table:table-cell table:style-name="ce30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30" office:value-type="string">
            <text:p>56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30" office:value-type="string">
            <text:p>520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30" office:value-type="string">
            <text:p>s/n.°</text:p>
          </table:table-cell>
          <table:table-cell table:style-name="ce30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30" office:value-type="string">
            <text:p>189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30" office:value-type="string">
            <text:p>6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30" office:value-type="string">
            <text:p>s/n.°</text:p>
          </table:table-cell>
          <table:table-cell table:style-name="ce30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30" office:value-type="string">
            <text:p>s/n.°</text:p>
          </table:table-cell>
          <table:table-cell table:style-name="ce30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30" office:value-type="string">
            <text:p>20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30" office:value-type="string">
            <text:p>105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30" office:value-type="string">
            <text:p>86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30" office:value-type="string">
            <text:p>156</text:p>
          </table:table-cell>
          <table:table-cell table:style-name="ce30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30" office:value-type="string">
            <text:p>14-B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30" office:value-type="string">
            <text:p>175</text:p>
          </table:table-cell>
          <table:table-cell table:style-name="ce30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30" office:value-type="string">
            <text:p>26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30" office:value-type="string">
            <text:p>73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30" office:value-type="string">
            <text:p>627-A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30" office:value-type="string">
            <text:p>211-1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30" office:value-type="string">
            <text:p>321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30" office:value-type="string">
            <text:p>75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30" office:value-type="string">
            <text:p>16</text:p>
          </table:table-cell>
          <table:table-cell table:style-name="ce30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30" office:value-type="string">
            <text:p>75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26" office:value-type="string">
            <text:p>SUCESAR Hotel Ltda.- ME</text:p>
          </table:table-cell>
          <table:table-cell table:style-name="ce26" office:value-type="string">
            <text:p>Rua Alcina de Vasconcelos Ferrari</text:p>
          </table:table-cell>
          <table:table-cell table:style-name="ce30" office:value-type="string">
            <text:p>261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30" office:value-type="string">
            <text:p>273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27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30" office:value-type="string">
            <text:p>14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27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30" office:value-type="string">
            <text:p>35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27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30" office:value-type="string">
            <text:p>249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30" office:value-type="string">
            <text:p>444</text:p>
          </table:table-cell>
          <table:table-cell table:style-name="ce30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30" office:value-type="string">
            <text:p>s/n.°</text:p>
          </table:table-cell>
          <table:table-cell table:style-name="ce30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30" office:value-type="string">
            <text:p>75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4" office:value-type="string">
            <text:p>Alzira Tanaka &amp; Cia. Ltda. - ME</text:p>
          </table:table-cell>
          <table:table-cell table:style-name="ce4" office:value-type="string">
            <text:p>Rua Venezuela</text:p>
          </table:table-cell>
          <table:table-cell table:style-name="ce30" office:value-type="string">
            <text:p>261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Jd. Nova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800.884/0001-85</text:p>
          </table:table-cell>
          <table:table-cell table:style-name="ce13" office:value-type="string">
            <text:p>345.113.75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4" office:value-type="string">
            <text:p>Jane de Oliveira Pinto – ME</text:p>
          </table:table-cell>
          <table:table-cell table:style-name="ce4" office:value-type="string">
            <text:p>Av. Fortunatinho</text:p>
          </table:table-cell>
          <table:table-cell table:style-name="ce30" office:value-type="string">
            <text:p>240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918.165/0001-63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4" office:value-type="string">
            <text:p>Vergilio Godinho Dias Junior – ME</text:p>
          </table:table-cell>
          <table:table-cell table:style-name="ce4" office:value-type="string">
            <text:p>Rua João Vieira Ribeiro</text:p>
          </table:table-cell>
          <table:table-cell table:style-name="ce30" office:value-type="string">
            <text:p>318</text:p>
          </table:table-cell>
          <table:table-cell table:style-name="ce30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569.973/0001-34</text:p>
          </table:table-cell>
          <table:table-cell table:style-name="ce13" office:value-type="string">
            <text:p>345.113.54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32"/>
        <table:table-column table:style-name="co19" table:default-cell-style-name="ce32"/>
        <table:table-column table:style-name="co20" table:default-cell-style-name="ce35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QT</text:p>
          </table:table-cell>
          <table:table-cell table:style-name="ce14" office:value-type="string">
            <text:p>DESCRIÇÃO</text:p>
          </table:table-cell>
          <table:table-cell table:style-name="ce18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NF Paulista</text:p>
          </table:table-cell>
          <table:table-cell table:style-name="ce34" office:value-type="float" office:value="150">
            <text:p>1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2">
            <text:p>72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4">
            <text:p>6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68">
            <text:p>26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12">
            <text:p>61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016">
            <text:p>1.01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490">
            <text:p>49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490">
            <text:p>49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05">
            <text:p>10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2">
            <text:p>162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NA-CECIL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00">
            <text:p>1.50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80">
            <text:p>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7">
            <text:p>15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450">
            <text:p>45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5">
            <text:p>21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0">
            <text:p>2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26">
            <text:p>126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5">
            <text:p>18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584">
            <text:p>58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B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82">
            <text:p>28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MIL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40">
            <text:p>14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65">
            <text:p>56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806">
            <text:p>806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35">
            <text:p>13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27">
            <text:p>22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INICA-HISSA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20">
            <text:p>12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68">
            <text:p>16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8">
            <text:p>21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4">
            <text:p>15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53">
            <text:p>253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74">
            <text:p>17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office:value-type="float" office:value="74">
            <text:p>7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32">
            <text:p>63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633">
            <text:p>633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50">
            <text:p>2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RAC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SAI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80">
            <text:p>2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0">
            <text:p>1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60">
            <text:p>1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50">
            <text:p>2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0">
            <text:p>15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DG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20">
            <text:p>32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42">
            <text:p>142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343">
            <text:p>343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585">
            <text:p>58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48">
            <text:p>14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5">
            <text:p>16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5">
            <text:p>18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3">
            <text:p>73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77">
            <text:p>7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499">
            <text:p>499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8">
            <text:p>21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35">
            <text:p>23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78">
            <text:p>17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8">
            <text:p>22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06">
            <text:p>20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60">
            <text:p>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1">
            <text:p>181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7">
            <text:p>7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7">
            <text:p>22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33">
            <text:p>333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27">
            <text:p>32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327">
            <text:p>3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1">
            <text:p>16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04">
            <text:p>20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04">
            <text:p>204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4">
            <text:p>5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9">
            <text:p>18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9">
            <text:p>189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0">
            <text:p>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18">
            <text:p>11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18">
            <text:p>118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100">
            <text:p>1.100,00</text:p>
          </table:table-cell>
          <table:table-cell table:number-columns-repeated="251"/>
        </table:table-row>
        <table:table-row table:style-name="ro1" table:number-rows-repeated="65366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79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01/11/2011</text:date>, <text:time>15:49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401</meta:generator>
    <dc:title>l</dc:title>
    <meta:initial-creator>Carlos Augusto Marcicano</meta:initial-creator>
    <meta:creation-date>2007-08-03T15:08:45</meta:creation-date>
    <dc:date>2011-11-01T15:49:58</dc:date>
    <meta:print-date>2009-07-16T11:00:49</meta:print-date>
    <dc:language>pt-BR</dc:language>
    <meta:editing-cycles>1092</meta:editing-cycles>
    <meta:editing-duration>P3DT9H27M43S</meta:editing-duration>
    <dc:creator>Guto Marcicano</dc:creator>
    <meta:document-statistic meta:table-count="2" meta:cell-count="183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